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1">
          <table:table-cell table:style-name="ce2"/>
          <table:table-cell table:style-name="ce6"/>
          <table:table-cell table:style-name="ce2"/>
        </table:table-row>
        <table:table-row table:style-name="ro1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1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1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/>
        </table:table-row>
        <table:table-row table:style-name="ro1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/>
        </table:table-row>
        <table:table-row table:style-name="ro1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/>
        </table:table-row>
        <table:table-row table:style-name="ro1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/>
        </table:table-row>
        <table:table-row table:style-name="ro1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1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1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1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1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1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1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1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1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1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1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1">
          <table:table-cell table:style-name="ce4" office:value-type="date" office:date-value="2010-10-07">
            <text:p>10/07/10</text:p>
          </table:table-cell>
          <table:table-cell office:value-type="string">
            <text:p>Results of GCD (Partial / Full, when / why, difference)</text:p>
          </table:table-cell>
          <table:table-cell/>
        </table:table-row>
        <table:table-row table:style-name="ro1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1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1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1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1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1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1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22">
            <text:p>10/22/10</text:p>
          </table:table-cell>
          <table:table-cell table:style-name="ce10" office:value-type="string" table:number-columns-spanned="1" table:number-rows-spanned="2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1">
          <table:table-cell table:style-name="ce4" office:value-type="date" office:date-value="2010-10-25">
            <text:p>10/25/10</text:p>
          </table:table-cell>
          <table:covered-table-cell table:style-name="ce10"/>
          <table:table-cell/>
        </table:table-row>
        <table:table-row table:style-name="ro1">
          <table:table-cell table:style-name="ce4" office:value-type="date" office:date-value="2010-10-26">
            <text:p>10/26/10</text:p>
          </table:table-cell>
          <table:table-cell office:value-type="string">
            <text:p>Summarize chapter</text:p>
          </table:table-cell>
          <table:table-cell/>
        </table:table-row>
        <table:table-row table:style-name="ro1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1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1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1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1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1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1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1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1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1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1" table:number-rows-repeated="6548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9/07/2010</text:date>, <text:time>17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07T17:33:26.78</dc:date>
    <meta:editing-duration>PT01H36M02S</meta:editing-duration>
    <meta:editing-cycles>12</meta:editing-cycles>
    <meta:generator>OpenOffice.org/3.2$Win32 OpenOffice.org_project/320m18$Build-9502</meta:generator>
    <meta:document-statistic meta:table-count="3" meta:cell-count="86" meta:object-count="0"/>
  </office:meta>
</office:document-meta>
</file>